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4" style:family="graphic" style:parent-style-name="standard">
      <style:graphic-properties svg:stroke-width="0.081cm" svg:stroke-color="#ff0000" draw:marker-start="" draw:marker-start-width="0.321cm" draw:marker-end="Arrow" draw:marker-end-width="0.321cm" svg:stroke-linecap="squar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6" style:family="graphic" style:parent-style-name="standard">
      <style:graphic-properties svg:stroke-width="0.081cm" svg:stroke-color="#ff0000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style:paragraph-properties fo:margin-top="0.2cm" fo:margin-bottom="0cm"/>
    </style:style>
    <style:style style:name="P7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0" style:family="paragraph">
      <style:paragraph-properties fo:margin-top="0.2cm" fo:margin-bottom="0cm" fo:text-align="center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c9211e" loext:opacity="100%" fo:font-size="20pt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ff0000" loext:opacity="100%" fo:font-size="20pt" style:font-size-asian="20pt" style:font-size-complex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ff0000" loext:opacity="100%" fo:font-size="20pt" style:font-size-asian="20pt" style:font-size-complex="20pt"/>
    </style:style>
    <style:style style:name="T6" style:family="text">
      <style:text-properties fo:color="#ff0000" loext:opacity="100%" style:text-position="-33% 58%"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3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0" draw:text-style-name="P7" draw:layer="layout" svg:width="1.2cm" svg:height="1.114cm" svg:x="12.9cm" svg:y="2.386cm">
          <draw:text-box>
            <text:p text:style-name="P6"><text:span text:style-name="T1">R</text:span><text:span text:style-name="T2">2</text:span></text:p>
          </draw:text-box>
        </draw:frame>
        <draw:frame draw:style-name="gr10" draw:text-style-name="P7" draw:layer="layout" svg:width="1.2cm" svg:height="1.114cm" svg:x="6cm" svg:y="7.586cm">
          <draw:text-box>
            <text:p text:style-name="P6"><text:span text:style-name="T1">R</text:span><text:span text:style-name="T2">4</text:span></text:p>
          </draw:text-box>
        </draw:frame>
        <draw:frame draw:style-name="gr10" draw:text-style-name="P7" draw:layer="layout" svg:width="1.2cm" svg:height="1.114cm" svg:x="12.9cm" svg:y="7.6cm">
          <draw:text-box>
            <text:p text:style-name="P6"><text:span text:style-name="T1">R</text:span><text:span text:style-name="T2">5</text:span></text:p>
          </draw:text-box>
        </draw:frame>
        <draw:frame draw:style-name="gr10" draw:text-style-name="P7" draw:layer="layout" svg:width="1.2cm" svg:height="1.114cm" svg:x="6cm" svg:y="2.386cm">
          <draw:text-box>
            <text:p text:style-name="P6"><text:span text:style-name="T1">R</text:span><text:span text:style-name="T2">1</text:span></text:p>
          </draw:text-box>
        </draw:frame>
        <draw:frame draw:style-name="gr11" draw:text-style-name="P7" draw:layer="layout" svg:width="2.6cm" svg:height="1.177cm" svg:x="10.9cm" svg:y="12cm">
          <draw:text-box>
            <text:p text:style-name="P6"><text:span text:style-name="T1">V</text:span><text:span text:style-name="T2">c</text:span></text:p>
          </draw:text-box>
        </draw:frame>
        <draw:frame draw:style-name="gr10" draw:text-style-name="P8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0" draw:text-style-name="P7" draw:layer="layout" svg:width="1.3cm" svg:height="1.114cm" svg:x="18cm" svg:y="11.986cm">
          <draw:text-box>
            <text:p text:style-name="P6"><text:span text:style-name="T1">I</text:span><text:span text:style-name="T2">d</text:span></text:p>
          </draw:text-box>
        </draw:frame>
        <draw:frame draw:style-name="gr10" draw:text-style-name="P7" draw:layer="layout" svg:width="1.2cm" svg:height="1.114cm" svg:x="10.5cm" svg:y="5cm">
          <draw:text-box>
            <text:p text:style-name="P6"><text:span text:style-name="T1">R</text:span><text:span text:style-name="T2">3</text:span></text:p>
          </draw:text-box>
        </draw:frame>
        <draw:frame draw:style-name="gr10" draw:text-style-name="P5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2" draw:text-style-name="P9" draw:layer="layout" svg:x1="3.7cm" svg:y1="11.5cm" svg:x2="3.7cm" svg:y2="13.5cm">
          <text:p/>
        </draw:line>
        <draw:frame draw:style-name="gr10" draw:text-style-name="P7" draw:layer="layout" svg:width="1.4cm" svg:height="1.114cm" svg:x="3.7cm" svg:y="11.8cm">
          <draw:text-box>
            <text:p text:style-name="P6"><text:span text:style-name="T1">I</text:span><text:span text:style-name="T2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10"><text:span text:style-name="T1">+</text:span></text:p>
            <text:p text:style-name="P10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2cm" svg:height="1.114cm" svg:x="5.9cm" svg:y="14.586cm">
          <draw:text-box>
            <text:p text:style-name="P6"><text:span text:style-name="T1">R</text:span><text:span text:style-name="T2">7</text:span></text:p>
          </draw:text-box>
        </draw:frame>
        <draw:frame draw:style-name="gr10" draw:text-style-name="P8" draw:layer="layout" svg:width="1.2cm" svg:height="1.114cm" svg:x="7.809cm" svg:y="9.401cm">
          <draw:text-box>
            <text:p>R<text:span text:style-name="T3">4</text:span></text:p>
          </draw:text-box>
        </draw:frame>
        <draw:ellipse draw:style-name="gr14" draw:text-style-name="P12" draw:layer="layout" svg:width="3.107cm" svg:height="3cm" svg:x="4.893cm" svg:y="4cm" draw:kind="arc" draw:start-angle="201.31" draw:end-angle="137.47">
          <text:p/>
        </draw:ellipse>
        <draw:frame draw:style-name="gr15" draw:text-style-name="P13" draw:layer="layout" svg:width="1.5cm" svg:height="2.163cm" svg:x="7.5cm" svg:y="6.4cm">
          <draw:text-box>
            <text:p><text:span text:style-name="T5">I</text:span><text:span text:style-name="T6">ec</text:span></text:p>
          </draw:text-box>
        </draw:frame>
        <draw:ellipse draw:style-name="gr16" draw:text-style-name="P12" draw:layer="layout" svg:width="3.107cm" svg:height="3cm" svg:x="4.894cm" svg:y="11cm" draw:kind="arc" draw:start-angle="201.31" draw:end-angle="137.47">
          <text:p/>
        </draw:ellipse>
        <draw:ellipse draw:style-name="gr16" draw:text-style-name="P12" draw:layer="layout" svg:width="3.107cm" svg:height="3cm" svg:x="11.894cm" svg:y="4cm" draw:kind="arc" draw:start-angle="201.31" draw:end-angle="137.47">
          <text:p/>
        </draw:ellipse>
        <draw:ellipse draw:style-name="gr16" draw:text-style-name="P12" draw:layer="layout" svg:width="3.107cm" svg:height="3cm" svg:x="11.915cm" svg:y="11cm" draw:kind="arc" draw:start-angle="201.31" draw:end-angle="137.47">
          <text:p/>
        </draw:ellipse>
        <draw:frame draw:style-name="gr15" draw:text-style-name="P14" draw:layer="layout" svg:width="1.6cm" svg:height="2.163cm" svg:x="14.5cm" svg:y="6.4cm">
          <draw:text-box>
            <text:p><text:span text:style-name="T5">I</text:span><text:span text:style-name="T6">dc</text:span></text:p>
          </draw:text-box>
        </draw:frame>
        <draw:frame draw:style-name="gr17" draw:text-style-name="P15" draw:layer="layout" svg:width="1.6cm" svg:height="1.207cm" svg:x="14.5cm" svg:y="13.4cm">
          <draw:text-box>
            <text:p><text:span text:style-name="T5">I</text:span><text:span text:style-name="T6">db</text:span></text:p>
          </draw:text-box>
        </draw:frame>
        <draw:frame draw:style-name="gr15" draw:text-style-name="P16" draw:layer="layout" svg:width="1.6cm" svg:height="2.163cm" svg:x="7.5cm" svg:y="13.4cm">
          <draw:text-box>
            <text:p><text:span text:style-name="T5">I</text:span><text:span text:style-name="T6">e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8T21:47:24.468961526</meta:creation-date>
    <dc:date>2021-03-20T18:48:28.191000000</dc:date>
    <meta:editing-duration>PT27M51S</meta:editing-duration>
    <meta:editing-cycles>8</meta:editing-cycles>
    <meta:generator>LibreOffice/7.1.1.2$Windows_X86_64 LibreOffice_project/fe0b08f4af1bacafe4c7ecc87ce55bb426164676</meta:generator>
    <meta:document-statistic meta:object-count="52"/>
  </office:meta>
</office:document-meta>
</file>